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ackground-color="#77bc65" style:text-align-source="fix" style:repeat-content="false" fo:border="0.06pt solid #000000" style:vertical-align="middl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50938a" style:text-align-source="fix" style:repeat-content="false" fo:border="0.06pt solid #000000"/>
      <style:paragraph-properties fo:text-align="center" fo:margin-left="0in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ackground-color="#ff972f" style:text-align-source="fix" style:repeat-content="false" fo:border="0.06pt solid #000000" style:vertical-align="middle"/>
      <style:paragraph-properties fo:text-align="center"/>
      <style:text-properties fo:color="#000000"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none" fo:background-color="#ffd428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ffd428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fo:background-color="#bf819e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ffdbb6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d428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ffffa6" style:text-align-source="fix" style:repeat-content="false" fo:border="0.06pt solid #000000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 style:data-style-name="N4">
      <style:table-cell-properties fo:background-color="#ffdbb6"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15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none" fo:background-color="#ffd428" style:text-align-source="fix" style:repeat-content="false" fo:border-left="none" fo:border-right="none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0.06pt solid #000000" fo:background-color="#ffd428" style:text-align-source="fix" style:repeat-content="false" fo:border-left="none" fo:border-right="none" fo:border-top="non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ackground-color="#ffd428" style:text-align-source="fix" style:repeat-content="false" fo:border-left="none" fo:border-right="0.06pt solid #000000" fo:border-top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order-bottom="0.06pt solid #000000" fo:background-color="#ffd428" fo:border-left="none" fo:border-right="0.06pt solid #000000" fo:border-top="non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ormance Comparison - Sequential and Parallel with Executor Service" table:style-name="ta1">
        <table:shapes>
          <draw:frame draw:z-index="0" draw:style-name="gr1" draw:text-style-name="P1" svg:width="11.3378in" svg:height="6.3772in" svg:x="15.1665in" svg:y="0.4563in">
            <draw:object draw:notify-on-update-of-ranges="'Performance Comparison - Sequential and Parallel with Executor Service'.A3:'Performance Comparison - Sequential and Parallel with Executor Service'.A4 'Performance Comparison - Sequential and Parallel with Executor Service'.B3:'Performance Comparison - Sequential and Parallel with Executor Service'.P4 'Performance Comparison - Sequential and Parallel with Executor Service'.A5:'Performance Comparison - Sequential and Parallel with Executor Service'.A5 'Performance Comparison - Sequential and Parallel with Executor Service'.B5:'Performance Comparison - Sequential and Parallel with Executor Service'.P5 'Performance Comparison - Sequential and Parallel with Executor Service'.A6:'Performance Comparison - Sequential and Parallel with Executor Service'.A6 'Performance Comparison - Sequential and Parallel with Executor Service'.B6:'Performance Comparison - Sequential and Parallel with Executor Service'.P6 'Performance Comparison - Sequential and Parallel with Executor Service'.A7:'Performance Comparison - Sequential and Parallel with Executor Service'.A7 'Performance Comparison - Sequential and Parallel with Executor Service'.B7:'Performance Comparison - Sequential and Parallel with Executor Service'.P7 'Performance Comparison - Sequential and Parallel with Executor Service'.A8:'Performance Comparison - Sequential and Parallel with Executor Service'.A8 'Performance Comparison - Sequential and Parallel with Executor Service'.B8:'Performance Comparison - Sequential and Parallel with Executor Service'.P8 'Performance Comparison - Sequential and Parallel with Executor Service'.A9:'Performance Comparison - Sequential and Parallel with Executor Service'.A9 'Performance Comparison - Sequential and Parallel with Executor Service'.B9:'Performance Comparison - Sequential and Parallel with Executor Service'.P9 'Performance Comparison - Sequential and Parallel with Executor Service'.A10:'Performance Comparison - Sequential and Parallel with Executor Service'.A10 'Performance Comparison - Sequential and Parallel with Executor Service'.B10:'Performance Comparison - Sequential and Parallel with Executor Service'.P10 'Performance Comparison - Sequential and Parallel with Executor Service'.A11:'Performance Comparison - Sequential and Parallel with Executor Service'.A11 'Performance Comparison - Sequential and Parallel with Executor Service'.B11:'Performance Comparison - Sequential and Parallel with Executor Service'.P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1.4138in" svg:height="5.4583in" svg:x="0.4445in" svg:y="5.1665in">
            <draw:object draw:notify-on-update-of-ranges="'Performance Comparison - Sequential and Parallel with Executor Service'.A15:'Performance Comparison - Sequential and Parallel with Executor Service'.A16 'Performance Comparison - Sequential and Parallel with Executor Service'.A17:'Performance Comparison - Sequential and Parallel with Executor Service'.A23 'Performance Comparison - Sequential and Parallel with Executor Service'.B15:'Performance Comparison - Sequential and Parallel with Executor Service'.B16 'Performance Comparison - Sequential and Parallel with Executor Service'.B17:'Performance Comparison - Sequential and Parallel with Executor Service'.B23 'Performance Comparison - Sequential and Parallel with Executor Service'.C15:'Performance Comparison - Sequential and Parallel with Executor Service'.C16 'Performance Comparison - Sequential and Parallel with Executor Service'.C17:'Performance Comparison - Sequential and Parallel with Executor Service'.C23 'Performance Comparison - Sequential and Parallel with Executor Service'.D15:'Performance Comparison - Sequential and Parallel with Executor Service'.D16 'Performance Comparison - Sequential and Parallel with Executor Service'.D17:'Performance Comparison - Sequential and Parallel with Executor Service'.D23 'Performance Comparison - Sequential and Parallel with Executor Service'.E15:'Performance Comparison - Sequential and Parallel with Executor Service'.E16 'Performance Comparison - Sequential and Parallel with Executor Service'.E17:'Performance Comparison - Sequential and Parallel with Executor Service'.E23 'Performance Comparison - Sequential and Parallel with Executor Service'.F15:'Performance Comparison - Sequential and Parallel with Executor Service'.F16 'Performance Comparison - Sequential and Parallel with Executor Service'.F17:'Performance Comparison - Sequential and Parallel with Executor Service'.F23 'Performance Comparison - Sequential and Parallel with Executor Service'.G15:'Performance Comparison - Sequential and Parallel with Executor Service'.G16 'Performance Comparison - Sequential and Parallel with Executor Service'.G17:'Performance Comparison - Sequential and Parallel with Executor Service'.G23 'Performance Comparison - Sequential and Parallel with Executor Service'.H15:'Performance Comparison - Sequential and Parallel with Executor Service'.H16 'Performance Comparison - Sequential and Parallel with Executor Service'.H17:'Performance Comparison - Sequential and Parallel with Executor Service'.H23 'Performance Comparison - Sequential and Parallel with Executor Service'.I15:'Performance Comparison - Sequential and Parallel with Executor Service'.I16 'Performance Comparison - Sequential and Parallel with Executor Service'.I17:'Performance Comparison - Sequential and Parallel with Executor Service'.I23 'Performance Comparison - Sequential and Parallel with Executor Service'.J15:'Performance Comparison - Sequential and Parallel with Executor Service'.J16 'Performance Comparison - Sequential and Parallel with Executor Service'.J17:'Performance Comparison - Sequential and Parallel with Executor Service'.J23 'Performance Comparison - Sequential and Parallel with Executor Service'.K15:'Performance Comparison - Sequential and Parallel with Executor Service'.K16 'Performance Comparison - Sequential and Parallel with Executor Service'.K17:'Performance Comparison - Sequential and Parallel with Executor Service'.K23 'Performance Comparison - Sequential and Parallel with Executor Service'.L15:'Performance Comparison - Sequential and Parallel with Executor Service'.L16 'Performance Comparison - Sequential and Parallel with Executor Service'.L17:'Performance Comparison - Sequential and Parallel with Executor Service'.L23 'Performance Comparison - Sequential and Parallel with Executor Service'.M15:'Performance Comparison - Sequential and Parallel with Executor Service'.M16 'Performance Comparison - Sequential and Parallel with Executor Service'.M17:'Performance Comparison - Sequential and Parallel with Executor Service'.M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table:style-name="ce1" office:value-type="string" calcext:value-type="string" table:number-columns-spanned="1" table:number-rows-spanned="4">
            <text:p>Number of Points</text:p>
          </table:table-cell>
          <table:table-cell table:style-name="ce7" office:value-type="string" calcext:value-type="string" table:number-columns-spanned="15" table:number-rows-spanned="1">
            <text:p>Execution Times in Seconds</text:p>
          </table:table-cell>
          <table:covered-table-cell table:number-columns-repeated="14" table:style-name="ce15"/>
          <table:table-cell table:number-columns-repeated="1008"/>
        </table:table-row>
        <table:table-row table:style-name="ro1">
          <table:covered-table-cell table:style-name="ce2"/>
          <table:table-cell table:style-name="ce8" table:number-columns-spanned="3" table:number-rows-spanned="1"/>
          <table:covered-table-cell table:style-name="ce16"/>
          <table:covered-table-cell table:style-name="ce19"/>
          <table:table-cell table:style-name="ce12" office:value-type="string" calcext:value-type="string" table:number-columns-spanned="12" table:number-rows-spanned="1">
            <text:p>Parallel with Multi-Threading</text:p>
          </table:table-cell>
          <table:covered-table-cell table:number-columns-repeated="11" table:style-name="ce21"/>
          <table:table-cell table:number-columns-repeated="1008"/>
        </table:table-row>
        <table:table-row table:style-name="ro1">
          <table:covered-table-cell table:style-name="ce3"/>
          <table:table-cell table:style-name="ce9" office:value-type="string" calcext:value-type="string" table:number-columns-spanned="3" table:number-rows-spanned="1">
            <text:p>Sequential</text:p>
          </table:table-cell>
          <table:covered-table-cell table:style-name="ce17"/>
          <table:covered-table-cell table:style-name="ce20"/>
          <table:table-cell table:style-name="ce13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22"/>
          <table:table-cell table:style-name="ce13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22"/>
          <table:table-cell table:style-name="ce13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22"/>
          <table:table-cell table:style-name="ce13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22"/>
          <table:table-cell table:number-columns-repeated="1008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number-columns-repeated="1008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11" office:value-type="float" office:value="0.088" calcext:value-type="float">
            <text:p>0.088</text:p>
          </table:table-cell>
          <table:table-cell table:style-name="ce11" office:value-type="float" office:value="0.09" calcext:value-type="float">
            <text:p>0.09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09" calcext:value-type="float">
            <text:p>0.09</text:p>
          </table:table-cell>
          <table:table-cell table:style-name="ce11" office:value-type="float" office:value="0.088" calcext:value-type="float">
            <text:p>0.088</text:p>
          </table:table-cell>
          <table:table-cell table:style-name="ce11" office:value-type="float" office:value="0.018" calcext:value-type="float">
            <text:p>0.018</text:p>
          </table:table-cell>
          <table:table-cell table:number-columns-repeated="2" table:style-name="ce11" office:value-type="float" office:value="0.095" calcext:value-type="float">
            <text:p>0.095</text:p>
          </table:table-cell>
          <table:table-cell table:style-name="ce11" office:value-type="float" office:value="0.025" calcext:value-type="float">
            <text:p>0.025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1" office:value-type="float" office:value="0.015" calcext:value-type="float">
            <text:p>0.015</text:p>
          </table:table-cell>
          <table:table-cell table:style-name="ce11" office:value-type="float" office:value="0.097" calcext:value-type="float">
            <text:p>0.097</text:p>
          </table:table-cell>
          <table:table-cell table:style-name="ce11" office:value-type="float" office:value="0.105" calcext:value-type="float">
            <text:p>0.105</text:p>
          </table:table-cell>
          <table:table-cell table:style-name="ce11" office:value-type="float" office:value="0.014" calcext:value-type="float">
            <text:p>0.014</text:p>
          </table:table-cell>
          <table:table-cell table:number-columns-repeated="1008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11" office:value-type="float" office:value="0.083" calcext:value-type="float">
            <text:p>0.083</text:p>
          </table:table-cell>
          <table:table-cell table:style-name="ce11" office:value-type="float" office:value="0.081" calcext:value-type="float">
            <text:p>0.081</text:p>
          </table:table-cell>
          <table:table-cell table:style-name="ce11" office:value-type="float" office:value="0.014" calcext:value-type="float">
            <text:p>0.014</text:p>
          </table:table-cell>
          <table:table-cell table:style-name="ce11" office:value-type="float" office:value="0.09" calcext:value-type="float">
            <text:p>0.09</text:p>
          </table:table-cell>
          <table:table-cell table:style-name="ce11" office:value-type="float" office:value="0.081" calcext:value-type="float">
            <text:p>0.081</text:p>
          </table:table-cell>
          <table:table-cell table:style-name="ce11" office:value-type="float" office:value="0.03" calcext:value-type="float">
            <text:p>0.03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1" office:value-type="float" office:value="0.097" calcext:value-type="float">
            <text:p>0.097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11" office:value-type="float" office:value="0.09" calcext:value-type="float">
            <text:p>0.09</text:p>
          </table:table-cell>
          <table:table-cell table:style-name="ce11" office:value-type="float" office:value="0.108" calcext:value-type="float">
            <text:p>0.108</text:p>
          </table:table-cell>
          <table:table-cell table:style-name="ce11" office:value-type="float" office:value="0.01" calcext:value-type="float">
            <text:p>0.01</text:p>
          </table:table-cell>
          <table:table-cell table:style-name="ce11" office:value-type="float" office:value="0.096" calcext:value-type="float">
            <text:p>0.096</text:p>
          </table:table-cell>
          <table:table-cell table:style-name="ce11" office:value-type="float" office:value="0.085" calcext:value-type="float">
            <text:p>0.085</text:p>
          </table:table-cell>
          <table:table-cell table:style-name="ce11" office:value-type="float" office:value="0.038" calcext:value-type="float">
            <text:p>0.038</text:p>
          </table:table-cell>
          <table:table-cell table:number-columns-repeated="1008"/>
        </table:table-row>
        <table:table-row table:style-name="ro1">
          <table:table-cell table:style-name="ce4" office:value-type="float" office:value="100000" calcext:value-type="float">
            <text:p>100000</text:p>
          </table:table-cell>
          <table:table-cell table:style-name="ce11" office:value-type="float" office:value="0.094" calcext:value-type="float">
            <text:p>0.094</text:p>
          </table:table-cell>
          <table:table-cell table:style-name="ce11" office:value-type="float" office:value="0.086" calcext:value-type="float">
            <text:p>0.086</text:p>
          </table:table-cell>
          <table:table-cell table:style-name="ce11" office:value-type="float" office:value="0.019" calcext:value-type="float">
            <text:p>0.019</text:p>
          </table:table-cell>
          <table:table-cell table:style-name="ce11" office:value-type="float" office:value="0.092" calcext:value-type="float">
            <text:p>0.092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103" calcext:value-type="float">
            <text:p>0.103</text:p>
          </table:table-cell>
          <table:table-cell table:style-name="ce11" office:value-type="float" office:value="0.132" calcext:value-type="float">
            <text:p>0.132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1" calcext:value-type="float">
            <text:p>0.1</text:p>
          </table:table-cell>
          <table:table-cell table:style-name="ce11" office:value-type="float" office:value="0.13" calcext:value-type="float">
            <text:p>0.13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1" office:value-type="float" office:value="0.124" calcext:value-type="float">
            <text:p>0.124</text:p>
          </table:table-cell>
          <table:table-cell table:style-name="ce11" office:value-type="float" office:value="0.029" calcext:value-type="float">
            <text:p>0.029</text:p>
          </table:table-cell>
          <table:table-cell table:number-columns-repeated="1008"/>
        </table:table-row>
        <table:table-row table:style-name="ro1">
          <table:table-cell table:style-name="ce4" office:value-type="float" office:value="1000000" calcext:value-type="float">
            <text:p>1000000</text:p>
          </table:table-cell>
          <table:table-cell table:style-name="ce11" office:value-type="float" office:value="0.122" calcext:value-type="float">
            <text:p>0.122</text:p>
          </table:table-cell>
          <table:table-cell table:style-name="ce11" office:value-type="float" office:value="0.134" calcext:value-type="float">
            <text:p>0.134</text:p>
          </table:table-cell>
          <table:table-cell table:style-name="ce11" office:value-type="float" office:value="0.005" calcext:value-type="float">
            <text:p>0.005</text:p>
          </table:table-cell>
          <table:table-cell table:style-name="ce11" office:value-type="float" office:value="0.109" calcext:value-type="float">
            <text:p>0.109</text:p>
          </table:table-cell>
          <table:table-cell table:style-name="ce11" office:value-type="float" office:value="0.129" calcext:value-type="float">
            <text:p>0.129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11" office:value-type="float" office:value="0.124" calcext:value-type="float">
            <text:p>0.124</text:p>
          </table:table-cell>
          <table:table-cell table:style-name="ce11" office:value-type="float" office:value="0.21" calcext:value-type="float">
            <text:p>0.21</text:p>
          </table:table-cell>
          <table:table-cell table:style-name="ce11" office:value-type="float" office:value="0.009" calcext:value-type="float">
            <text:p>0.009</text:p>
          </table:table-cell>
          <table:table-cell table:style-name="ce11" office:value-type="float" office:value="0.124" calcext:value-type="float">
            <text:p>0.124</text:p>
          </table:table-cell>
          <table:table-cell table:style-name="ce11" office:value-type="float" office:value="0.336" calcext:value-type="float">
            <text:p>0.336</text:p>
          </table:table-cell>
          <table:table-cell table:style-name="ce11" office:value-type="float" office:value="0.025" calcext:value-type="float">
            <text:p>0.025</text:p>
          </table:table-cell>
          <table:table-cell table:style-name="ce11" office:value-type="float" office:value="0.152" calcext:value-type="float">
            <text:p>0.152</text:p>
          </table:table-cell>
          <table:table-cell table:style-name="ce11" office:value-type="float" office:value="0.522" calcext:value-type="float">
            <text:p>0.522</text:p>
          </table:table-cell>
          <table:table-cell table:style-name="ce11" office:value-type="float" office:value="0.016" calcext:value-type="float">
            <text:p>0.016</text:p>
          </table:table-cell>
          <table:table-cell table:number-columns-repeated="1008"/>
        </table:table-row>
        <table:table-row table:style-name="ro1">
          <table:table-cell table:style-name="ce4" office:value-type="float" office:value="10000000" calcext:value-type="float">
            <text:p>10000000</text:p>
          </table:table-cell>
          <table:table-cell table:style-name="ce11" office:value-type="float" office:value="0.435" calcext:value-type="float">
            <text:p>0.435</text:p>
          </table:table-cell>
          <table:table-cell table:style-name="ce11" office:value-type="float" office:value="0.437" calcext:value-type="float">
            <text:p>0.437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11" office:value-type="float" office:value="0.152" calcext:value-type="float">
            <text:p>0.152</text:p>
          </table:table-cell>
          <table:table-cell table:style-name="ce11" office:value-type="float" office:value="0.215" calcext:value-type="float">
            <text:p>0.215</text:p>
          </table:table-cell>
          <table:table-cell table:style-name="ce11" office:value-type="float" office:value="0.016" calcext:value-type="float">
            <text:p>0.016</text:p>
          </table:table-cell>
          <table:table-cell table:style-name="ce11" office:value-type="float" office:value="0.131" calcext:value-type="float">
            <text:p>0.131</text:p>
          </table:table-cell>
          <table:table-cell table:style-name="ce11" office:value-type="float" office:value="0.276" calcext:value-type="float">
            <text:p>0.276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0.135" calcext:value-type="float">
            <text:p>0.135</text:p>
          </table:table-cell>
          <table:table-cell table:style-name="ce11" office:value-type="float" office:value="0.451" calcext:value-type="float">
            <text:p>0.451</text:p>
          </table:table-cell>
          <table:table-cell table:style-name="ce11" office:value-type="float" office:value="0.017" calcext:value-type="float">
            <text:p>0.017</text:p>
          </table:table-cell>
          <table:table-cell table:style-name="ce11" office:value-type="float" office:value="0.135" calcext:value-type="float">
            <text:p>0.135</text:p>
          </table:table-cell>
          <table:table-cell table:style-name="ce11" office:value-type="float" office:value="0.541" calcext:value-type="float">
            <text:p>0.541</text:p>
          </table:table-cell>
          <table:table-cell table:style-name="ce11" office:value-type="float" office:value="0.027" calcext:value-type="float">
            <text:p>0.027</text:p>
          </table:table-cell>
          <table:table-cell table:number-columns-repeated="1008"/>
        </table:table-row>
        <table:table-row table:style-name="ro1">
          <table:table-cell table:style-name="ce4" office:value-type="float" office:value="100000000" calcext:value-type="float">
            <text:p>100000000</text:p>
          </table:table-cell>
          <table:table-cell table:style-name="ce11" office:value-type="float" office:value="3.471" calcext:value-type="float">
            <text:p>3.471</text:p>
          </table:table-cell>
          <table:table-cell table:style-name="ce11" office:value-type="float" office:value="3.469" calcext:value-type="float">
            <text:p>3.469</text:p>
          </table:table-cell>
          <table:table-cell table:style-name="ce11" office:value-type="float" office:value="0.024" calcext:value-type="float">
            <text:p>0.024</text:p>
          </table:table-cell>
          <table:table-cell table:style-name="ce11" office:value-type="float" office:value="0.556" calcext:value-type="float">
            <text:p>0.556</text:p>
          </table:table-cell>
          <table:table-cell table:style-name="ce11" office:value-type="float" office:value="1.037" calcext:value-type="float">
            <text:p>1.037</text:p>
          </table:table-cell>
          <table:table-cell table:style-name="ce11" office:value-type="float" office:value="0.008" calcext:value-type="float">
            <text:p>0.008</text:p>
          </table:table-cell>
          <table:table-cell table:style-name="ce11" office:value-type="float" office:value="0.352" calcext:value-type="float">
            <text:p>0.352</text:p>
          </table:table-cell>
          <table:table-cell table:style-name="ce11" office:value-type="float" office:value="1.113" calcext:value-type="float">
            <text:p>1.113</text:p>
          </table:table-cell>
          <table:table-cell table:style-name="ce11" office:value-type="float" office:value="0.029" calcext:value-type="float">
            <text:p>0.029</text:p>
          </table:table-cell>
          <table:table-cell table:style-name="ce11" office:value-type="float" office:value="0.279" calcext:value-type="float">
            <text:p>0.279</text:p>
          </table:table-cell>
          <table:table-cell table:style-name="ce11" office:value-type="float" office:value="1.471" calcext:value-type="float">
            <text:p>1.471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0.25" calcext:value-type="float">
            <text:p>0.25</text:p>
          </table:table-cell>
          <table:table-cell table:style-name="ce11" office:value-type="float" office:value="1.786" calcext:value-type="float">
            <text:p>1.786</text:p>
          </table:table-cell>
          <table:table-cell table:style-name="ce11" office:value-type="float" office:value="0.024" calcext:value-type="float">
            <text:p>0.024</text:p>
          </table:table-cell>
          <table:table-cell table:number-columns-repeated="1008"/>
        </table:table-row>
        <table:table-row table:style-name="ro1">
          <table:table-cell table:style-name="ce4" office:value-type="float" office:value="1000000000" calcext:value-type="float">
            <text:p>1000000000</text:p>
          </table:table-cell>
          <table:table-cell table:style-name="ce11" office:value-type="float" office:value="33.997" calcext:value-type="float">
            <text:p>33.997</text:p>
          </table:table-cell>
          <table:table-cell table:style-name="ce11" office:value-type="float" office:value="33.999" calcext:value-type="float">
            <text:p>33.999</text:p>
          </table:table-cell>
          <table:table-cell table:style-name="ce11" office:value-type="float" office:value="0.028" calcext:value-type="float">
            <text:p>0.028</text:p>
          </table:table-cell>
          <table:table-cell table:style-name="ce11" office:value-type="float" office:value="4.715" calcext:value-type="float">
            <text:p>4.715</text:p>
          </table:table-cell>
          <table:table-cell table:style-name="ce11" office:value-type="float" office:value="9.323" calcext:value-type="float">
            <text:p>9.323</text:p>
          </table:table-cell>
          <table:table-cell table:style-name="ce11" office:value-type="float" office:value="0.029" calcext:value-type="float">
            <text:p>0.029</text:p>
          </table:table-cell>
          <table:table-cell table:style-name="ce11" office:value-type="float" office:value="2.554" calcext:value-type="float">
            <text:p>2.554</text:p>
          </table:table-cell>
          <table:table-cell table:style-name="ce11" office:value-type="float" office:value="9.907" calcext:value-type="float">
            <text:p>9.907</text:p>
          </table:table-cell>
          <table:table-cell table:style-name="ce11" office:value-type="float" office:value="0.012" calcext:value-type="float">
            <text:p>0.012</text:p>
          </table:table-cell>
          <table:table-cell table:style-name="ce11" office:value-type="float" office:value="1.717" calcext:value-type="float">
            <text:p>1.717</text:p>
          </table:table-cell>
          <table:table-cell table:style-name="ce11" office:value-type="float" office:value="11.713" calcext:value-type="float">
            <text:p>11.713</text:p>
          </table:table-cell>
          <table:table-cell table:style-name="ce11" office:value-type="float" office:value="0.013" calcext:value-type="float">
            <text:p>0.013</text:p>
          </table:table-cell>
          <table:table-cell table:style-name="ce11" office:value-type="float" office:value="1.327" calcext:value-type="float">
            <text:p>1.327</text:p>
          </table:table-cell>
          <table:table-cell table:style-name="ce11" office:value-type="float" office:value="14.256" calcext:value-type="float">
            <text:p>14.256</text:p>
          </table:table-cell>
          <table:table-cell table:style-name="ce11" office:value-type="float" office:value="0.012" calcext:value-type="float">
            <text:p>0.012</text:p>
          </table:table-cell>
          <table:table-cell table:number-columns-repeated="1008"/>
        </table:table-row>
        <table:table-row table:style-name="ro1" table:number-rows-repeated="2">
          <table:table-cell table:style-name="ce5" table:number-columns-repeated="16"/>
          <table:table-cell table:number-columns-repeated="1008"/>
        </table:table-row>
        <table:table-row table:style-name="ro1">
          <table:table-cell table:style-name="ce1" office:value-type="string" calcext:value-type="string" table:number-columns-spanned="1" table:number-rows-spanned="3">
            <text:p>Number of Points</text:p>
          </table:table-cell>
          <table:table-cell table:style-name="ce12" office:value-type="string" calcext:value-type="string" table:number-columns-spanned="12" table:number-rows-spanned="1">
            <text:p>Parallel with Multi-Threading</text:p>
          </table:table-cell>
          <table:covered-table-cell table:number-columns-repeated="11" table:style-name="ce18"/>
          <table:table-cell table:style-name="ce5" table:number-columns-repeated="3"/>
          <table:table-cell table:number-columns-repeated="1008"/>
        </table:table-row>
        <table:table-row table:style-name="ro1">
          <table:covered-table-cell table:style-name="ce2"/>
          <table:table-cell table:style-name="ce13" office:value-type="string" calcext:value-type="string" table:number-columns-spanned="3" table:number-rows-spanned="1">
            <text:p>2 Threads</text:p>
          </table:table-cell>
          <table:covered-table-cell table:number-columns-repeated="2" table:style-name="ce13" office:value-type="string" calcext:value-type="string">
            <text:p>2 Threads</text:p>
          </table:covered-table-cell>
          <table:table-cell table:style-name="ce13" office:value-type="string" calcext:value-type="string" table:number-columns-spanned="3" table:number-rows-spanned="1">
            <text:p>4 Threads</text:p>
          </table:table-cell>
          <table:covered-table-cell table:number-columns-repeated="2" table:style-name="ce13" office:value-type="string" calcext:value-type="string">
            <text:p>4 Threads</text:p>
          </table:covered-table-cell>
          <table:table-cell table:style-name="ce13" office:value-type="string" calcext:value-type="string" table:number-columns-spanned="3" table:number-rows-spanned="1">
            <text:p>8 Threads</text:p>
          </table:table-cell>
          <table:covered-table-cell table:number-columns-repeated="2" table:style-name="ce13" office:value-type="string" calcext:value-type="string">
            <text:p>8 Threads</text:p>
          </table:covered-table-cell>
          <table:table-cell table:style-name="ce13" office:value-type="string" calcext:value-type="string" table:number-columns-spanned="3" table:number-rows-spanned="1">
            <text:p>12 Threads</text:p>
          </table:table-cell>
          <table:covered-table-cell table:number-columns-repeated="2" table:style-name="ce13" office:value-type="string" calcext:value-type="string">
            <text:p>12 Threads</text:p>
          </table:covered-table-cell>
          <table:table-cell table:style-name="ce5" table:number-columns-repeated="3"/>
          <table:table-cell table:number-columns-repeated="1008"/>
        </table:table-row>
        <table:table-row table:style-name="ro1">
          <table:covered-table-cell table:style-name="ce3"/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Real</text:p>
          </table:table-cell>
          <table:table-cell table:style-name="ce10" office:value-type="string" calcext:value-type="string">
            <text:p>User</text:p>
          </table:table-cell>
          <table:table-cell table:style-name="ce10" office:value-type="string" calcext:value-type="string">
            <text:p>System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4" office:value-type="float" office:value="1000" calcext:value-type="float">
            <text:p>1000</text:p>
          </table:table-cell>
          <table:table-cell table:style-name="ce14" table:formula="of:=[.B5]/[.E5]" office:value-type="float" office:value="0.977777777777778" calcext:value-type="float">
            <text:p>0.98</text:p>
          </table:table-cell>
          <table:table-cell table:style-name="ce14" table:formula="of:=[.C5]/[.F5]" office:value-type="float" office:value="1.02272727272727" calcext:value-type="float">
            <text:p>1.02</text:p>
          </table:table-cell>
          <table:table-cell table:style-name="ce14" table:formula="of:=[.D5]/[.G5]" office:value-type="float" office:value="0.5" calcext:value-type="float">
            <text:p>0.50</text:p>
          </table:table-cell>
          <table:table-cell table:style-name="ce14" table:formula="of:=[.B5]/[.H5]" office:value-type="float" office:value="0.926315789473684" calcext:value-type="float">
            <text:p>0.93</text:p>
          </table:table-cell>
          <table:table-cell table:style-name="ce14" table:formula="of:=[.C5]/[.I5]" office:value-type="float" office:value="0.947368421052632" calcext:value-type="float">
            <text:p>0.95</text:p>
          </table:table-cell>
          <table:table-cell table:style-name="ce14" table:formula="of:=[.D5]/[.J5]" office:value-type="float" office:value="0.36" calcext:value-type="float">
            <text:p>0.36</text:p>
          </table:table-cell>
          <table:table-cell table:style-name="ce14" table:formula="of:=[.B5]/[.K5]" office:value-type="float" office:value="0.936170212765957" calcext:value-type="float">
            <text:p>0.94</text:p>
          </table:table-cell>
          <table:table-cell table:style-name="ce14" table:formula="of:=[.C5]/[.L5]" office:value-type="float" office:value="0.857142857142857" calcext:value-type="float">
            <text:p>0.86</text:p>
          </table:table-cell>
          <table:table-cell table:style-name="ce14" table:formula="of:=[.D5]/[.M5]" office:value-type="float" office:value="0.6" calcext:value-type="float">
            <text:p>0.60</text:p>
          </table:table-cell>
          <table:table-cell table:style-name="ce14" table:formula="of:=[.B5]/[.N5]" office:value-type="float" office:value="0.907216494845361" calcext:value-type="float">
            <text:p>0.91</text:p>
          </table:table-cell>
          <table:table-cell table:style-name="ce14" table:formula="of:=[.C5]/[.O5]" office:value-type="float" office:value="0.857142857142857" calcext:value-type="float">
            <text:p>0.86</text:p>
          </table:table-cell>
          <table:table-cell table:style-name="ce14" table:formula="of:=[.D5]/[.P5]" office:value-type="float" office:value="0.642857142857143" calcext:value-type="float">
            <text:p>0.64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4" office:value-type="float" office:value="10000" calcext:value-type="float">
            <text:p>10000</text:p>
          </table:table-cell>
          <table:table-cell table:style-name="ce14" table:formula="of:=[.B6]/[.E6]" office:value-type="float" office:value="0.922222222222222" calcext:value-type="float">
            <text:p>0.92</text:p>
          </table:table-cell>
          <table:table-cell table:style-name="ce14" table:formula="of:=[.C6]/[.F6]" office:value-type="float" office:value="1" calcext:value-type="float">
            <text:p>1.00</text:p>
          </table:table-cell>
          <table:table-cell table:style-name="ce14" table:formula="of:=[.D6]/[.G6]" office:value-type="float" office:value="0.466666666666667" calcext:value-type="float">
            <text:p>0.47</text:p>
          </table:table-cell>
          <table:table-cell table:style-name="ce14" table:formula="of:=[.B6]/[.H6]" office:value-type="float" office:value="0.864583333333333" calcext:value-type="float">
            <text:p>0.86</text:p>
          </table:table-cell>
          <table:table-cell table:style-name="ce14" table:formula="of:=[.C6]/[.I6]" office:value-type="float" office:value="0.835051546391753" calcext:value-type="float">
            <text:p>0.84</text:p>
          </table:table-cell>
          <table:table-cell table:style-name="ce14" table:formula="of:=[.D6]/[.J6]" office:value-type="float" office:value="0.875" calcext:value-type="float">
            <text:p>0.88</text:p>
          </table:table-cell>
          <table:table-cell table:style-name="ce14" table:formula="of:=[.B6]/[.K6]" office:value-type="float" office:value="0.922222222222222" calcext:value-type="float">
            <text:p>0.92</text:p>
          </table:table-cell>
          <table:table-cell table:style-name="ce14" table:formula="of:=[.C6]/[.L6]" office:value-type="float" office:value="0.75" calcext:value-type="float">
            <text:p>0.75</text:p>
          </table:table-cell>
          <table:table-cell table:style-name="ce14" table:formula="of:=[.D6]/[.M6]" office:value-type="float" office:value="1.4" calcext:value-type="float">
            <text:p>1.40</text:p>
          </table:table-cell>
          <table:table-cell table:style-name="ce14" table:formula="of:=[.B6]/[.N6]" office:value-type="float" office:value="0.864583333333333" calcext:value-type="float">
            <text:p>0.86</text:p>
          </table:table-cell>
          <table:table-cell table:style-name="ce14" table:formula="of:=[.C6]/[.O6]" office:value-type="float" office:value="0.952941176470588" calcext:value-type="float">
            <text:p>0.95</text:p>
          </table:table-cell>
          <table:table-cell table:style-name="ce14" table:formula="of:=[.D6]/[.P6]" office:value-type="float" office:value="0.368421052631579" calcext:value-type="float">
            <text:p>0.37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4" office:value-type="float" office:value="100000" calcext:value-type="float">
            <text:p>100000</text:p>
          </table:table-cell>
          <table:table-cell table:style-name="ce14" table:formula="of:=[.B7]/[.E7]" office:value-type="float" office:value="1.02173913043478" calcext:value-type="float">
            <text:p>1.02</text:p>
          </table:table-cell>
          <table:table-cell table:style-name="ce14" table:formula="of:=[.C7]/[.F7]" office:value-type="float" office:value="0.811320754716981" calcext:value-type="float">
            <text:p>0.81</text:p>
          </table:table-cell>
          <table:table-cell table:style-name="ce14" table:formula="of:=[.D7]/[.G7]" office:value-type="float" office:value="2.11111111111111" calcext:value-type="float">
            <text:p>2.11</text:p>
          </table:table-cell>
          <table:table-cell table:style-name="ce14" table:formula="of:=[.B7]/[.H7]" office:value-type="float" office:value="0.912621359223301" calcext:value-type="float">
            <text:p>0.91</text:p>
          </table:table-cell>
          <table:table-cell table:style-name="ce14" table:formula="of:=[.C7]/[.I7]" office:value-type="float" office:value="0.651515151515152" calcext:value-type="float">
            <text:p>0.65</text:p>
          </table:table-cell>
          <table:table-cell table:style-name="ce14" table:formula="of:=[.D7]/[.J7]" office:value-type="float" office:value="2.11111111111111" calcext:value-type="float">
            <text:p>2.11</text:p>
          </table:table-cell>
          <table:table-cell table:style-name="ce14" table:formula="of:=[.B7]/[.K7]" office:value-type="float" office:value="0.94" calcext:value-type="float">
            <text:p>0.94</text:p>
          </table:table-cell>
          <table:table-cell table:style-name="ce14" table:formula="of:=[.C7]/[.L7]" office:value-type="float" office:value="0.661538461538462" calcext:value-type="float">
            <text:p>0.66</text:p>
          </table:table-cell>
          <table:table-cell table:style-name="ce14" table:formula="of:=[.D7]/[.M7]" office:value-type="float" office:value="1.58333333333333" calcext:value-type="float">
            <text:p>1.58</text:p>
          </table:table-cell>
          <table:table-cell table:style-name="ce14" table:formula="of:=[.B7]/[.N7]" office:value-type="float" office:value="0.862385321100918" calcext:value-type="float">
            <text:p>0.86</text:p>
          </table:table-cell>
          <table:table-cell table:style-name="ce14" table:formula="of:=[.C7]/[.O7]" office:value-type="float" office:value="0.693548387096774" calcext:value-type="float">
            <text:p>0.69</text:p>
          </table:table-cell>
          <table:table-cell table:style-name="ce14" table:formula="of:=[.D7]/[.P7]" office:value-type="float" office:value="0.655172413793103" calcext:value-type="float">
            <text:p>0.66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4" office:value-type="float" office:value="1000000" calcext:value-type="float">
            <text:p>1000000</text:p>
          </table:table-cell>
          <table:table-cell table:style-name="ce14" table:formula="of:=[.B8]/[.E8]" office:value-type="float" office:value="1.11926605504587" calcext:value-type="float">
            <text:p>1.12</text:p>
          </table:table-cell>
          <table:table-cell table:style-name="ce14" table:formula="of:=[.C8]/[.F8]" office:value-type="float" office:value="1.03875968992248" calcext:value-type="float">
            <text:p>1.04</text:p>
          </table:table-cell>
          <table:table-cell table:style-name="ce14" table:formula="of:=[.D8]/[.G8]" office:value-type="float" office:value="0.3125" calcext:value-type="float">
            <text:p>0.31</text:p>
          </table:table-cell>
          <table:table-cell table:style-name="ce14" table:formula="of:=[.B8]/[.H8]" office:value-type="float" office:value="0.983870967741935" calcext:value-type="float">
            <text:p>0.98</text:p>
          </table:table-cell>
          <table:table-cell table:style-name="ce14" table:formula="of:=[.C8]/[.I8]" office:value-type="float" office:value="0.638095238095238" calcext:value-type="float">
            <text:p>0.64</text:p>
          </table:table-cell>
          <table:table-cell table:style-name="ce14" table:formula="of:=[.D8]/[.J8]" office:value-type="float" office:value="0.555555555555555" calcext:value-type="float">
            <text:p>0.56</text:p>
          </table:table-cell>
          <table:table-cell table:style-name="ce14" table:formula="of:=[.B8]/[.K8]" office:value-type="float" office:value="0.983870967741935" calcext:value-type="float">
            <text:p>0.98</text:p>
          </table:table-cell>
          <table:table-cell table:style-name="ce14" table:formula="of:=[.C8]/[.L8]" office:value-type="float" office:value="0.398809523809524" calcext:value-type="float">
            <text:p>0.40</text:p>
          </table:table-cell>
          <table:table-cell table:style-name="ce14" table:formula="of:=[.D8]/[.M8]" office:value-type="float" office:value="0.2" calcext:value-type="float">
            <text:p>0.20</text:p>
          </table:table-cell>
          <table:table-cell table:style-name="ce14" table:formula="of:=[.B8]/[.N8]" office:value-type="float" office:value="0.802631578947369" calcext:value-type="float">
            <text:p>0.80</text:p>
          </table:table-cell>
          <table:table-cell table:style-name="ce14" table:formula="of:=[.C8]/[.O8]" office:value-type="float" office:value="0.256704980842912" calcext:value-type="float">
            <text:p>0.26</text:p>
          </table:table-cell>
          <table:table-cell table:style-name="ce14" table:formula="of:=[.D8]/[.P8]" office:value-type="float" office:value="0.3125" calcext:value-type="float">
            <text:p>0.31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4" office:value-type="float" office:value="10000000" calcext:value-type="float">
            <text:p>10000000</text:p>
          </table:table-cell>
          <table:table-cell table:style-name="ce14" table:formula="of:=[.B9]/[.E9]" office:value-type="float" office:value="2.86184210526316" calcext:value-type="float">
            <text:p>2.86</text:p>
          </table:table-cell>
          <table:table-cell table:style-name="ce14" table:formula="of:=[.C9]/[.F9]" office:value-type="float" office:value="2.03255813953488" calcext:value-type="float">
            <text:p>2.03</text:p>
          </table:table-cell>
          <table:table-cell table:style-name="ce14" table:formula="of:=[.D9]/[.G9]" office:value-type="float" office:value="1" calcext:value-type="float">
            <text:p>1.00</text:p>
          </table:table-cell>
          <table:table-cell table:style-name="ce14" table:formula="of:=[.B9]/[.H9]" office:value-type="float" office:value="3.3206106870229" calcext:value-type="float">
            <text:p>3.32</text:p>
          </table:table-cell>
          <table:table-cell table:style-name="ce14" table:formula="of:=[.C9]/[.I9]" office:value-type="float" office:value="1.58333333333333" calcext:value-type="float">
            <text:p>1.58</text:p>
          </table:table-cell>
          <table:table-cell table:style-name="ce14" table:formula="of:=[.D9]/[.J9]" office:value-type="float" office:value="1.23076923076923" calcext:value-type="float">
            <text:p>1.23</text:p>
          </table:table-cell>
          <table:table-cell table:style-name="ce14" table:formula="of:=[.B9]/[.K9]" office:value-type="float" office:value="3.22222222222222" calcext:value-type="float">
            <text:p>3.22</text:p>
          </table:table-cell>
          <table:table-cell table:style-name="ce14" table:formula="of:=[.C9]/[.L9]" office:value-type="float" office:value="0.968957871396896" calcext:value-type="float">
            <text:p>0.97</text:p>
          </table:table-cell>
          <table:table-cell table:style-name="ce14" table:formula="of:=[.D9]/[.M9]" office:value-type="float" office:value="0.941176470588235" calcext:value-type="float">
            <text:p>0.94</text:p>
          </table:table-cell>
          <table:table-cell table:style-name="ce14" table:formula="of:=[.B9]/[.N9]" office:value-type="float" office:value="3.22222222222222" calcext:value-type="float">
            <text:p>3.22</text:p>
          </table:table-cell>
          <table:table-cell table:style-name="ce14" table:formula="of:=[.C9]/[.O9]" office:value-type="float" office:value="0.807763401109057" calcext:value-type="float">
            <text:p>0.81</text:p>
          </table:table-cell>
          <table:table-cell table:style-name="ce14" table:formula="of:=[.D9]/[.P9]" office:value-type="float" office:value="0.592592592592593" calcext:value-type="float">
            <text:p>0.59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4" office:value-type="float" office:value="100000000" calcext:value-type="float">
            <text:p>100000000</text:p>
          </table:table-cell>
          <table:table-cell table:style-name="ce14" table:formula="of:=[.B10]/[.E10]" office:value-type="float" office:value="6.24280575539568" calcext:value-type="float">
            <text:p>6.24</text:p>
          </table:table-cell>
          <table:table-cell table:style-name="ce14" table:formula="of:=[.C10]/[.F10]" office:value-type="float" office:value="3.34522661523626" calcext:value-type="float">
            <text:p>3.35</text:p>
          </table:table-cell>
          <table:table-cell table:style-name="ce14" table:formula="of:=[.D10]/[.G10]" office:value-type="float" office:value="3" calcext:value-type="float">
            <text:p>3.00</text:p>
          </table:table-cell>
          <table:table-cell table:style-name="ce14" table:formula="of:=[.B10]/[.H10]" office:value-type="float" office:value="9.86079545454546" calcext:value-type="float">
            <text:p>9.86</text:p>
          </table:table-cell>
          <table:table-cell table:style-name="ce14" table:formula="of:=[.C10]/[.I10]" office:value-type="float" office:value="3.11680143755615" calcext:value-type="float">
            <text:p>3.12</text:p>
          </table:table-cell>
          <table:table-cell table:style-name="ce14" table:formula="of:=[.D10]/[.J10]" office:value-type="float" office:value="0.827586206896552" calcext:value-type="float">
            <text:p>0.83</text:p>
          </table:table-cell>
          <table:table-cell table:style-name="ce14" table:formula="of:=[.B10]/[.K10]" office:value-type="float" office:value="12.4408602150538" calcext:value-type="float">
            <text:p>12.44</text:p>
          </table:table-cell>
          <table:table-cell table:style-name="ce14" table:formula="of:=[.C10]/[.L10]" office:value-type="float" office:value="2.35825968728756" calcext:value-type="float">
            <text:p>2.36</text:p>
          </table:table-cell>
          <table:table-cell table:style-name="ce14" table:formula="of:=[.D10]/[.M10]" office:value-type="float" office:value="2" calcext:value-type="float">
            <text:p>2.00</text:p>
          </table:table-cell>
          <table:table-cell table:style-name="ce14" table:formula="of:=[.B10]/[.N10]" office:value-type="float" office:value="13.884" calcext:value-type="float">
            <text:p>13.88</text:p>
          </table:table-cell>
          <table:table-cell table:style-name="ce14" table:formula="of:=[.C10]/[.O10]" office:value-type="float" office:value="1.94232922732363" calcext:value-type="float">
            <text:p>1.94</text:p>
          </table:table-cell>
          <table:table-cell table:style-name="ce14" table:formula="of:=[.D10]/[.P10]" office:value-type="float" office:value="1" calcext:value-type="float">
            <text:p>1.00</text:p>
          </table:table-cell>
          <table:table-cell table:style-name="ce5" table:number-columns-repeated="3"/>
          <table:table-cell table:number-columns-repeated="1008"/>
        </table:table-row>
        <table:table-row table:style-name="ro1">
          <table:table-cell table:style-name="ce4" office:value-type="float" office:value="1000000000" calcext:value-type="float">
            <text:p>1000000000</text:p>
          </table:table-cell>
          <table:table-cell table:style-name="ce14" table:formula="of:=[.B11]/[.E11]" office:value-type="float" office:value="7.21039236479321" calcext:value-type="float">
            <text:p>7.21</text:p>
          </table:table-cell>
          <table:table-cell table:style-name="ce14" table:formula="of:=[.C11]/[.F11]" office:value-type="float" office:value="3.64678751474847" calcext:value-type="float">
            <text:p>3.65</text:p>
          </table:table-cell>
          <table:table-cell table:style-name="ce14" table:formula="of:=[.D11]/[.G11]" office:value-type="float" office:value="0.96551724137931" calcext:value-type="float">
            <text:p>0.97</text:p>
          </table:table-cell>
          <table:table-cell table:style-name="ce14" table:formula="of:=[.B11]/[.H11]" office:value-type="float" office:value="13.3112764291308" calcext:value-type="float">
            <text:p>13.31</text:p>
          </table:table-cell>
          <table:table-cell table:style-name="ce14" table:formula="of:=[.C11]/[.I11]" office:value-type="float" office:value="3.43181588775613" calcext:value-type="float">
            <text:p>3.43</text:p>
          </table:table-cell>
          <table:table-cell table:style-name="ce14" table:formula="of:=[.D11]/[.J11]" office:value-type="float" office:value="2.33333333333333" calcext:value-type="float">
            <text:p>2.33</text:p>
          </table:table-cell>
          <table:table-cell table:style-name="ce14" table:formula="of:=[.B11]/[.K11]" office:value-type="float" office:value="19.8002329644729" calcext:value-type="float">
            <text:p>19.80</text:p>
          </table:table-cell>
          <table:table-cell table:style-name="ce14" table:formula="of:=[.C11]/[.L11]" office:value-type="float" office:value="2.90267224451464" calcext:value-type="float">
            <text:p>2.90</text:p>
          </table:table-cell>
          <table:table-cell table:style-name="ce14" table:formula="of:=[.D11]/[.M11]" office:value-type="float" office:value="2.15384615384615" calcext:value-type="float">
            <text:p>2.15</text:p>
          </table:table-cell>
          <table:table-cell table:style-name="ce14" table:formula="of:=[.B11]/[.N11]" office:value-type="float" office:value="25.6194423511681" calcext:value-type="float">
            <text:p>25.62</text:p>
          </table:table-cell>
          <table:table-cell table:style-name="ce14" table:formula="of:=[.C11]/[.O11]" office:value-type="float" office:value="2.38489057239057" calcext:value-type="float">
            <text:p>2.38</text:p>
          </table:table-cell>
          <table:table-cell table:style-name="ce14" table:formula="of:=[.D11]/[.P11]" office:value-type="float" office:value="2.33333333333333" calcext:value-type="float">
            <text:p>2.33</text:p>
          </table:table-cell>
          <table:table-cell table:style-name="ce5" table:number-columns-repeated="3"/>
          <table:table-cell table:number-columns-repeated="1008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4T23:19:34.721685363</meta:creation-date>
    <dc:date>2021-03-25T01:01:37.153021509</dc:date>
    <meta:editing-duration>PT1H31M31S</meta:editing-duration>
    <meta:editing-cycles>50</meta:editing-cycles>
    <meta:generator>LibreOffice/6.4.6.2$Linux_X86_64 LibreOffice_project/40$Build-2</meta:generator>
    <meta:document-statistic meta:table-count="1" meta:cell-count="25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d320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link-data-style-to-source="true"/>
      <style:graphic-properties draw:stroke="none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link-data-style-to-source="true"/>
      <style:graphic-properties draw:stroke="none" draw:fill-color="#314004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8.799cm" svg:height="16.199cm" xlink:href=".." xlink:type="simple" chart:class="chart:bar" chart:style-name="ch1">
        <chart:title svg:x="10.413cm" svg:y="0.459cm" chart:style-name="ch2">
          <text:p>Pi Approximation (Monte Carlo Method)</text:p>
        </chart:title>
        <chart:subtitle svg:x="11.868cm" svg:y="1.561cm" chart:style-name="ch3">
          <text:p>Execution Times in Seconds</text:p>
        </chart:subtitle>
        <chart:legend chart:legend-position="end" svg:x="26.192cm" svg:y="6.306cm" style:legend-expansion="high" chart:style-name="ch4"/>
        <chart:plot-area chart:style-name="ch5" table:cell-range-address="'Performance Comparison - Sequential and Parallel with Executor Service'.A3:'Performance Comparison - Sequential and Parallel with Executor Service'.P11" chart:data-source-has-labels="both" svg:x="1.586cm" svg:y="2.567cm" svg:width="24.031cm" svg:height="12.328cm">
          <chartooo:coordinate-region svg:x="2.207cm" svg:y="2.767cm" svg:width="23.41cm" svg:height="11.083cm"/>
          <chart:axis chart:dimension="x" chart:name="primary-x" chart:style-name="ch6" chartooo:axis-type="auto">
            <chartooo:date-scale/>
            <chart:title svg:x="10.303cm" svg:y="15.218cm" chart:style-name="ch7">
              <text:p>Sequential/Parallel Configurations and Clock</text:p>
            </chart:title>
            <chart:categories table:cell-range-address="'Performance Comparison - Sequential and Parallel with Executor Service'.B3:'Performance Comparison - Sequential and Parallel with Executor Service'.P4"/>
            <chart:grid chart:style-name="ch8" chart:class="major"/>
          </chart:axis>
          <chart:axis chart:dimension="y" chart:name="primary-y" chart:style-name="ch9">
            <chart:title svg:x="0.451cm" svg:y="10.759cm" chart:style-name="ch10">
              <text:p>Execution Times (Seconds)</text:p>
            </chart:title>
            <chart:grid chart:style-name="ch8" chart:class="major"/>
          </chart:axis>
          <chart:series chart:style-name="ch11" chart:values-cell-range-address="'Performance Comparison - Sequential and Parallel with Executor Service'.B5:'Performance Comparison - Sequential and Parallel with Executor Service'.P5" chart:label-cell-address="'Performance Comparison - Sequential and Parallel with Executor Service'.A5:'Performance Comparison - Sequential and Parallel with Executor Service'.A5" chart:class="chart:bar">
            <chart:data-point chart:repeated="15"/>
          </chart:series>
          <chart:series chart:style-name="ch12" chart:values-cell-range-address="'Performance Comparison - Sequential and Parallel with Executor Service'.B6:'Performance Comparison - Sequential and Parallel with Executor Service'.P6" chart:label-cell-address="'Performance Comparison - Sequential and Parallel with Executor Service'.A6:'Performance Comparison - Sequential and Parallel with Executor Service'.A6" chart:class="chart:bar">
            <chart:data-point chart:repeated="15"/>
          </chart:series>
          <chart:series chart:style-name="ch13" chart:values-cell-range-address="'Performance Comparison - Sequential and Parallel with Executor Service'.B7:'Performance Comparison - Sequential and Parallel with Executor Service'.P7" chart:label-cell-address="'Performance Comparison - Sequential and Parallel with Executor Service'.A7:'Performance Comparison - Sequential and Parallel with Executor Service'.A7" chart:class="chart:bar">
            <chart:data-point chart:repeated="15"/>
          </chart:series>
          <chart:series chart:style-name="ch14" chart:values-cell-range-address="'Performance Comparison - Sequential and Parallel with Executor Service'.B8:'Performance Comparison - Sequential and Parallel with Executor Service'.P8" chart:label-cell-address="'Performance Comparison - Sequential and Parallel with Executor Service'.A8:'Performance Comparison - Sequential and Parallel with Executor Service'.A8" chart:class="chart:bar">
            <chart:data-point chart:repeated="15"/>
          </chart:series>
          <chart:series chart:style-name="ch15" chart:values-cell-range-address="'Performance Comparison - Sequential and Parallel with Executor Service'.B9:'Performance Comparison - Sequential and Parallel with Executor Service'.P9" chart:label-cell-address="'Performance Comparison - Sequential and Parallel with Executor Service'.A9:'Performance Comparison - Sequential and Parallel with Executor Service'.A9" chart:class="chart:bar">
            <chart:data-point chart:repeated="15"/>
          </chart:series>
          <chart:series chart:style-name="ch16" chart:values-cell-range-address="'Performance Comparison - Sequential and Parallel with Executor Service'.B10:'Performance Comparison - Sequential and Parallel with Executor Service'.P10" chart:label-cell-address="'Performance Comparison - Sequential and Parallel with Executor Service'.A10:'Performance Comparison - Sequential and Parallel with Executor Service'.A10" chart:class="chart:bar">
            <chart:data-point chart:repeated="15"/>
          </chart:series>
          <chart:series chart:style-name="ch17" chart:values-cell-range-address="'Performance Comparison - Sequential and Parallel with Executor Service'.B11:'Performance Comparison - Sequential and Parallel with Executor Service'.P11" chart:label-cell-address="'Performance Comparison - Sequential and Parallel with Executor Service'.A11:'Performance Comparison - Sequential and Parallel with Executor Service'.A11" chart:class="chart:bar">
            <chart:data-point chart:repeated="15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quential Real</text:p>
                <text:list>
                  <text:list-item>
                    <text:p>Sequential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B3:'Performance Comparison - Sequential and Parallel with Executor Service'.P4</svg:desc>
                </draw:g>
              </table:table-cell>
              <table:table-cell office:value-type="string">
                <text:p>Sequential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Sequential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4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4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8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8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</table:table-cell>
              <table:table-cell office:value-type="string">
                <text:p>12 Threads User</text:p>
                <text:list>
                  <text:list-item>
                    <text:p/>
                  </text:list-item>
                  <text:list-item>
                    <text:p>User</text:p>
                  </text:list-item>
                </text:list>
              </table:table-cell>
              <table:table-cell office:value-type="string">
                <text:p>12 Threads System</text:p>
                <text:list>
                  <text:list-item>
                    <text:p/>
                  </text:list-item>
                  <text:list-item>
                    <text:p>System</text:p>
                  </text:list-item>
                </text:list>
              </table:table-cell>
            </table:table-row>
          </table:table-header-rows>
          <table:table-rows>
            <table:table-row>
              <table:table-cell office:value-type="string">
                <text:p>1000</text:p>
                <draw:g>
                  <svg:desc>'Performance Comparison - Sequential and Parallel with Executor Service'.A5:'Performance Comparison - Sequential and Parallel with Executor Service'.A5</svg:desc>
                </draw:g>
              </table:table-cell>
              <table:table-cell office:value-type="float" office:value="0.088">
                <text:p>0.088</text:p>
                <draw:g>
                  <svg:desc>'Performance Comparison - Sequential and Parallel with Executor Service'.B5:'Performance Comparison - Sequential and Parallel with Executor Service'.P5</svg:desc>
                </draw:g>
              </table:table-cell>
              <table:table-cell office:value-type="float" office:value="0.09">
                <text:p>0.09</text:p>
              </table:table-cell>
              <table:table-cell office:value-type="float" office:value="0.009">
                <text:p>0.009</text:p>
              </table:table-cell>
              <table:table-cell office:value-type="float" office:value="0.09">
                <text:p>0.09</text:p>
              </table:table-cell>
              <table:table-cell office:value-type="float" office:value="0.088">
                <text:p>0.088</text:p>
              </table:table-cell>
              <table:table-cell office:value-type="float" office:value="0.018">
                <text:p>0.018</text:p>
              </table:table-cell>
              <table:table-cell office:value-type="float" office:value="0.095">
                <text:p>0.095</text:p>
              </table:table-cell>
              <table:table-cell office:value-type="float" office:value="0.095">
                <text:p>0.095</text:p>
              </table:table-cell>
              <table:table-cell office:value-type="float" office:value="0.025">
                <text:p>0.025</text:p>
              </table:table-cell>
              <table:table-cell office:value-type="float" office:value="0.094">
                <text:p>0.094</text:p>
              </table:table-cell>
              <table:table-cell office:value-type="float" office:value="0.105">
                <text:p>0.105</text:p>
              </table:table-cell>
              <table:table-cell office:value-type="float" office:value="0.015">
                <text:p>0.015</text:p>
              </table:table-cell>
              <table:table-cell office:value-type="float" office:value="0.097">
                <text:p>0.097</text:p>
              </table:table-cell>
              <table:table-cell office:value-type="float" office:value="0.105">
                <text:p>0.105</text:p>
              </table:table-cell>
              <table:table-cell office:value-type="float" office:value="0.014">
                <text:p>0.014</text:p>
              </table:table-cell>
            </table:table-row>
            <table:table-row>
              <table:table-cell office:value-type="string">
                <text:p>10000</text:p>
                <draw:g>
                  <svg:desc>'Performance Comparison - Sequential and Parallel with Executor Service'.A6:'Performance Comparison - Sequential and Parallel with Executor Service'.A6</svg:desc>
                </draw:g>
              </table:table-cell>
              <table:table-cell office:value-type="float" office:value="0.083">
                <text:p>0.083</text:p>
                <draw:g>
                  <svg:desc>'Performance Comparison - Sequential and Parallel with Executor Service'.B6:'Performance Comparison - Sequential and Parallel with Executor Service'.P6</svg:desc>
                </draw:g>
              </table:table-cell>
              <table:table-cell office:value-type="float" office:value="0.081">
                <text:p>0.081</text:p>
              </table:table-cell>
              <table:table-cell office:value-type="float" office:value="0.014">
                <text:p>0.014</text:p>
              </table:table-cell>
              <table:table-cell office:value-type="float" office:value="0.09">
                <text:p>0.09</text:p>
              </table:table-cell>
              <table:table-cell office:value-type="float" office:value="0.081">
                <text:p>0.081</text:p>
              </table:table-cell>
              <table:table-cell office:value-type="float" office:value="0.03">
                <text:p>0.03</text:p>
              </table:table-cell>
              <table:table-cell office:value-type="float" office:value="0.096">
                <text:p>0.096</text:p>
              </table:table-cell>
              <table:table-cell office:value-type="float" office:value="0.097">
                <text:p>0.097</text:p>
              </table:table-cell>
              <table:table-cell office:value-type="float" office:value="0.016">
                <text:p>0.016</text:p>
              </table:table-cell>
              <table:table-cell office:value-type="float" office:value="0.09">
                <text:p>0.09</text:p>
              </table:table-cell>
              <table:table-cell office:value-type="float" office:value="0.108">
                <text:p>0.108</text:p>
              </table:table-cell>
              <table:table-cell office:value-type="float" office:value="0.01">
                <text:p>0.01</text:p>
              </table:table-cell>
              <table:table-cell office:value-type="float" office:value="0.096">
                <text:p>0.096</text:p>
              </table:table-cell>
              <table:table-cell office:value-type="float" office:value="0.085">
                <text:p>0.085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100000</text:p>
                <draw:g>
                  <svg:desc>'Performance Comparison - Sequential and Parallel with Executor Service'.A7:'Performance Comparison - Sequential and Parallel with Executor Service'.A7</svg:desc>
                </draw:g>
              </table:table-cell>
              <table:table-cell office:value-type="float" office:value="0.094">
                <text:p>0.094</text:p>
                <draw:g>
                  <svg:desc>'Performance Comparison - Sequential and Parallel with Executor Service'.B7:'Performance Comparison - Sequential and Parallel with Executor Service'.P7</svg:desc>
                </draw:g>
              </table:table-cell>
              <table:table-cell office:value-type="float" office:value="0.086">
                <text:p>0.086</text:p>
              </table:table-cell>
              <table:table-cell office:value-type="float" office:value="0.019">
                <text:p>0.019</text:p>
              </table:table-cell>
              <table:table-cell office:value-type="float" office:value="0.092">
                <text:p>0.092</text:p>
              </table:table-cell>
              <table:table-cell office:value-type="float" office:value="0.106">
                <text:p>0.106</text:p>
              </table:table-cell>
              <table:table-cell office:value-type="float" office:value="0.009">
                <text:p>0.009</text:p>
              </table:table-cell>
              <table:table-cell office:value-type="float" office:value="0.103">
                <text:p>0.103</text:p>
              </table:table-cell>
              <table:table-cell office:value-type="float" office:value="0.132">
                <text:p>0.132</text:p>
              </table:table-cell>
              <table:table-cell office:value-type="float" office:value="0.009">
                <text:p>0.009</text:p>
              </table:table-cell>
              <table:table-cell office:value-type="float" office:value="0.1">
                <text:p>0.1</text:p>
              </table:table-cell>
              <table:table-cell office:value-type="float" office:value="0.13">
                <text:p>0.13</text:p>
              </table:table-cell>
              <table:table-cell office:value-type="float" office:value="0.012">
                <text:p>0.012</text:p>
              </table:table-cell>
              <table:table-cell office:value-type="float" office:value="0.109">
                <text:p>0.109</text:p>
              </table:table-cell>
              <table:table-cell office:value-type="float" office:value="0.124">
                <text:p>0.124</text:p>
              </table:table-cell>
              <table:table-cell office:value-type="float" office:value="0.029">
                <text:p>0.029</text:p>
              </table:table-cell>
            </table:table-row>
            <table:table-row>
              <table:table-cell office:value-type="string">
                <text:p>1000000</text:p>
                <draw:g>
                  <svg:desc>'Performance Comparison - Sequential and Parallel with Executor Service'.A8:'Performance Comparison - Sequential and Parallel with Executor Service'.A8</svg:desc>
                </draw:g>
              </table:table-cell>
              <table:table-cell office:value-type="float" office:value="0.122">
                <text:p>0.122</text:p>
                <draw:g>
                  <svg:desc>'Performance Comparison - Sequential and Parallel with Executor Service'.B8:'Performance Comparison - Sequential and Parallel with Executor Service'.P8</svg:desc>
                </draw:g>
              </table:table-cell>
              <table:table-cell office:value-type="float" office:value="0.134">
                <text:p>0.134</text:p>
              </table:table-cell>
              <table:table-cell office:value-type="float" office:value="0.005">
                <text:p>0.005</text:p>
              </table:table-cell>
              <table:table-cell office:value-type="float" office:value="0.109">
                <text:p>0.109</text:p>
              </table:table-cell>
              <table:table-cell office:value-type="float" office:value="0.129">
                <text:p>0.129</text:p>
              </table:table-cell>
              <table:table-cell office:value-type="float" office:value="0.016">
                <text:p>0.016</text:p>
              </table:table-cell>
              <table:table-cell office:value-type="float" office:value="0.124">
                <text:p>0.124</text:p>
              </table:table-cell>
              <table:table-cell office:value-type="float" office:value="0.21">
                <text:p>0.21</text:p>
              </table:table-cell>
              <table:table-cell office:value-type="float" office:value="0.009">
                <text:p>0.009</text:p>
              </table:table-cell>
              <table:table-cell office:value-type="float" office:value="0.124">
                <text:p>0.124</text:p>
              </table:table-cell>
              <table:table-cell office:value-type="float" office:value="0.336">
                <text:p>0.336</text:p>
              </table:table-cell>
              <table:table-cell office:value-type="float" office:value="0.025">
                <text:p>0.025</text:p>
              </table:table-cell>
              <table:table-cell office:value-type="float" office:value="0.152">
                <text:p>0.152</text:p>
              </table:table-cell>
              <table:table-cell office:value-type="float" office:value="0.522">
                <text:p>0.522</text:p>
              </table:table-cell>
              <table:table-cell office:value-type="float" office:value="0.016">
                <text:p>0.016</text:p>
              </table:table-cell>
            </table:table-row>
            <table:table-row>
              <table:table-cell office:value-type="string">
                <text:p>10000000</text:p>
                <draw:g>
                  <svg:desc>'Performance Comparison - Sequential and Parallel with Executor Service'.A9:'Performance Comparison - Sequential and Parallel with Executor Service'.A9</svg:desc>
                </draw:g>
              </table:table-cell>
              <table:table-cell office:value-type="float" office:value="0.435">
                <text:p>0.435</text:p>
                <draw:g>
                  <svg:desc>'Performance Comparison - Sequential and Parallel with Executor Service'.B9:'Performance Comparison - Sequential and Parallel with Executor Service'.P9</svg:desc>
                </draw:g>
              </table:table-cell>
              <table:table-cell office:value-type="float" office:value="0.437">
                <text:p>0.437</text:p>
              </table:table-cell>
              <table:table-cell office:value-type="float" office:value="0.016">
                <text:p>0.016</text:p>
              </table:table-cell>
              <table:table-cell office:value-type="float" office:value="0.152">
                <text:p>0.152</text:p>
              </table:table-cell>
              <table:table-cell office:value-type="float" office:value="0.215">
                <text:p>0.215</text:p>
              </table:table-cell>
              <table:table-cell office:value-type="float" office:value="0.016">
                <text:p>0.016</text:p>
              </table:table-cell>
              <table:table-cell office:value-type="float" office:value="0.131">
                <text:p>0.131</text:p>
              </table:table-cell>
              <table:table-cell office:value-type="float" office:value="0.276">
                <text:p>0.276</text:p>
              </table:table-cell>
              <table:table-cell office:value-type="float" office:value="0.013">
                <text:p>0.013</text:p>
              </table:table-cell>
              <table:table-cell office:value-type="float" office:value="0.135">
                <text:p>0.135</text:p>
              </table:table-cell>
              <table:table-cell office:value-type="float" office:value="0.451">
                <text:p>0.451</text:p>
              </table:table-cell>
              <table:table-cell office:value-type="float" office:value="0.017">
                <text:p>0.017</text:p>
              </table:table-cell>
              <table:table-cell office:value-type="float" office:value="0.135">
                <text:p>0.135</text:p>
              </table:table-cell>
              <table:table-cell office:value-type="float" office:value="0.541">
                <text:p>0.541</text:p>
              </table:table-cell>
              <table:table-cell office:value-type="float" office:value="0.027">
                <text:p>0.027</text:p>
              </table:table-cell>
            </table:table-row>
            <table:table-row>
              <table:table-cell office:value-type="string">
                <text:p>100000000</text:p>
                <draw:g>
                  <svg:desc>'Performance Comparison - Sequential and Parallel with Executor Service'.A10:'Performance Comparison - Sequential and Parallel with Executor Service'.A10</svg:desc>
                </draw:g>
              </table:table-cell>
              <table:table-cell office:value-type="float" office:value="3.471">
                <text:p>3.471</text:p>
                <draw:g>
                  <svg:desc>'Performance Comparison - Sequential and Parallel with Executor Service'.B10:'Performance Comparison - Sequential and Parallel with Executor Service'.P10</svg:desc>
                </draw:g>
              </table:table-cell>
              <table:table-cell office:value-type="float" office:value="3.469">
                <text:p>3.469</text:p>
              </table:table-cell>
              <table:table-cell office:value-type="float" office:value="0.024">
                <text:p>0.024</text:p>
              </table:table-cell>
              <table:table-cell office:value-type="float" office:value="0.556">
                <text:p>0.556</text:p>
              </table:table-cell>
              <table:table-cell office:value-type="float" office:value="1.037">
                <text:p>1.037</text:p>
              </table:table-cell>
              <table:table-cell office:value-type="float" office:value="0.008">
                <text:p>0.008</text:p>
              </table:table-cell>
              <table:table-cell office:value-type="float" office:value="0.352">
                <text:p>0.352</text:p>
              </table:table-cell>
              <table:table-cell office:value-type="float" office:value="1.113">
                <text:p>1.113</text:p>
              </table:table-cell>
              <table:table-cell office:value-type="float" office:value="0.029">
                <text:p>0.029</text:p>
              </table:table-cell>
              <table:table-cell office:value-type="float" office:value="0.279">
                <text:p>0.279</text:p>
              </table:table-cell>
              <table:table-cell office:value-type="float" office:value="1.471">
                <text:p>1.471</text:p>
              </table:table-cell>
              <table:table-cell office:value-type="float" office:value="0.012">
                <text:p>0.012</text:p>
              </table:table-cell>
              <table:table-cell office:value-type="float" office:value="0.25">
                <text:p>0.25</text:p>
              </table:table-cell>
              <table:table-cell office:value-type="float" office:value="1.786">
                <text:p>1.786</text:p>
              </table:table-cell>
              <table:table-cell office:value-type="float" office:value="0.024">
                <text:p>0.024</text:p>
              </table:table-cell>
            </table:table-row>
            <table:table-row>
              <table:table-cell office:value-type="string">
                <text:p>1000000000</text:p>
                <draw:g>
                  <svg:desc>'Performance Comparison - Sequential and Parallel with Executor Service'.A11:'Performance Comparison - Sequential and Parallel with Executor Service'.A11</svg:desc>
                </draw:g>
              </table:table-cell>
              <table:table-cell office:value-type="float" office:value="33.997">
                <text:p>33.997</text:p>
                <draw:g>
                  <svg:desc>'Performance Comparison - Sequential and Parallel with Executor Service'.B11:'Performance Comparison - Sequential and Parallel with Executor Service'.P11</svg:desc>
                </draw:g>
              </table:table-cell>
              <table:table-cell office:value-type="float" office:value="33.999">
                <text:p>33.999</text:p>
              </table:table-cell>
              <table:table-cell office:value-type="float" office:value="0.028">
                <text:p>0.028</text:p>
              </table:table-cell>
              <table:table-cell office:value-type="float" office:value="4.715">
                <text:p>4.715</text:p>
              </table:table-cell>
              <table:table-cell office:value-type="float" office:value="9.323">
                <text:p>9.323</text:p>
              </table:table-cell>
              <table:table-cell office:value-type="float" office:value="0.029">
                <text:p>0.029</text:p>
              </table:table-cell>
              <table:table-cell office:value-type="float" office:value="2.554">
                <text:p>2.554</text:p>
              </table:table-cell>
              <table:table-cell office:value-type="float" office:value="9.907">
                <text:p>9.907</text:p>
              </table:table-cell>
              <table:table-cell office:value-type="float" office:value="0.012">
                <text:p>0.012</text:p>
              </table:table-cell>
              <table:table-cell office:value-type="float" office:value="1.717">
                <text:p>1.717</text:p>
              </table:table-cell>
              <table:table-cell office:value-type="float" office:value="11.713">
                <text:p>11.713</text:p>
              </table:table-cell>
              <table:table-cell office:value-type="float" office:value="0.013">
                <text:p>0.013</text:p>
              </table:table-cell>
              <table:table-cell office:value-type="float" office:value="1.327">
                <text:p>1.327</text:p>
              </table:table-cell>
              <table:table-cell office:value-type="float" office:value="14.256">
                <text:p>14.256</text:p>
              </table:table-cell>
              <table:table-cell office:value-type="float" office:value="0.012">
                <text:p>0.0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4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4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4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4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4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4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4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4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 style:data-style-name="N4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20" style:family="chart" style:data-style-name="N4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21" style:family="chart" style:data-style-name="N4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22" style:family="chart" style:data-style-name="N4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23" style:family="chart">
      <style:graphic-properties draw:stroke="solid" svg:stroke-color="#b3b3b3" draw:fill="none" draw:fill-color="#e6e6e6"/>
    </style:style>
    <style:style style:name="ch24" style:family="chart">
      <style:graphic-properties svg:stroke-color="#b3b3b3" draw:fill-color="#cccccc"/>
    </style:style>
  </office:automatic-styles>
  <office:body>
    <office:chart>
      <chart:chart svg:width="28.992cm" svg:height="13.865cm" xlink:href=".." xlink:type="simple" chart:class="chart:line" chart:style-name="ch1">
        <chart:title svg:x="10.51cm" svg:y="0.413cm" chart:style-name="ch2">
          <text:p>Pi Approximation (Monte Carlo Method)</text:p>
        </chart:title>
        <chart:subtitle svg:x="11.449cm" svg:y="1.469cm" chart:style-name="ch3">
          <text:p>Speedups Achieved in Percentage</text:p>
        </chart:subtitle>
        <chart:legend chart:legend-position="end" svg:x="24.632cm" svg:y="3.894cm" style:legend-expansion="high" chart:style-name="ch4"/>
        <chart:plot-area chart:style-name="ch5" table:cell-range-address="'Performance Comparison - Sequential and Parallel with Executor Service'.A15:'Performance Comparison - Sequential and Parallel with Executor Service'.M23" chart:data-source-has-labels="both" svg:x="1.59cm" svg:y="2.429cm" svg:width="22.463cm" svg:height="10.178cm">
          <chartooo:coordinate-region svg:x="2.688cm" svg:y="2.628cm" svg:width="20.437cm" svg:height="9.332cm"/>
          <chart:axis chart:dimension="x" chart:name="primary-x" chart:style-name="ch6" chartooo:axis-type="auto">
            <chartooo:date-scale/>
            <chart:title svg:x="11.52cm" svg:y="12.884cm" chart:style-name="ch7">
              <text:p>Number of Points</text:p>
            </chart:title>
            <chart:categories table:cell-range-address="'Performance Comparison - Sequential and Parallel with Executor Service'.A17:'Performance Comparison - Sequential and Parallel with Executor Service'.A23"/>
            <chart:grid chart:style-name="ch8" chart:class="major"/>
          </chart:axis>
          <chart:axis chart:dimension="y" chart:name="primary-y" chart:style-name="ch9">
            <chart:title svg:x="0.451cm" svg:y="8.607cm" chart:style-name="ch10">
              <text:p>Speedups (%)</text:p>
            </chart:title>
            <chart:grid chart:style-name="ch8" chart:class="major"/>
          </chart:axis>
          <chart:series chart:style-name="ch11" chart:values-cell-range-address="'Performance Comparison - Sequential and Parallel with Executor Service'.B17:'Performance Comparison - Sequential and Parallel with Executor Service'.B23" chart:label-cell-address="'Performance Comparison - Sequential and Parallel with Executor Service'.B15:'Performance Comparison - Sequential and Parallel with Executor Service'.B16" chart:class="chart:line">
            <chart:data-point chart:repeated="7"/>
          </chart:series>
          <chart:series chart:style-name="ch12" chart:values-cell-range-address="'Performance Comparison - Sequential and Parallel with Executor Service'.C17:'Performance Comparison - Sequential and Parallel with Executor Service'.C23" chart:label-cell-address="'Performance Comparison - Sequential and Parallel with Executor Service'.C15:'Performance Comparison - Sequential and Parallel with Executor Service'.C16" chart:class="chart:line">
            <chart:data-point chart:repeated="7"/>
          </chart:series>
          <chart:series chart:style-name="ch13" chart:values-cell-range-address="'Performance Comparison - Sequential and Parallel with Executor Service'.D17:'Performance Comparison - Sequential and Parallel with Executor Service'.D23" chart:label-cell-address="'Performance Comparison - Sequential and Parallel with Executor Service'.D15:'Performance Comparison - Sequential and Parallel with Executor Service'.D16" chart:class="chart:line">
            <chart:data-point chart:repeated="7"/>
          </chart:series>
          <chart:series chart:style-name="ch14" chart:values-cell-range-address="'Performance Comparison - Sequential and Parallel with Executor Service'.E17:'Performance Comparison - Sequential and Parallel with Executor Service'.E23" chart:label-cell-address="'Performance Comparison - Sequential and Parallel with Executor Service'.E15:'Performance Comparison - Sequential and Parallel with Executor Service'.E16" chart:class="chart:line">
            <chart:data-point chart:repeated="7"/>
          </chart:series>
          <chart:series chart:style-name="ch15" chart:values-cell-range-address="'Performance Comparison - Sequential and Parallel with Executor Service'.F17:'Performance Comparison - Sequential and Parallel with Executor Service'.F23" chart:label-cell-address="'Performance Comparison - Sequential and Parallel with Executor Service'.F15:'Performance Comparison - Sequential and Parallel with Executor Service'.F16" chart:class="chart:line">
            <chart:data-point chart:repeated="7"/>
          </chart:series>
          <chart:series chart:style-name="ch16" chart:values-cell-range-address="'Performance Comparison - Sequential and Parallel with Executor Service'.G17:'Performance Comparison - Sequential and Parallel with Executor Service'.G23" chart:label-cell-address="'Performance Comparison - Sequential and Parallel with Executor Service'.G15:'Performance Comparison - Sequential and Parallel with Executor Service'.G16" chart:class="chart:line">
            <chart:data-point chart:repeated="7"/>
          </chart:series>
          <chart:series chart:style-name="ch17" chart:values-cell-range-address="'Performance Comparison - Sequential and Parallel with Executor Service'.H17:'Performance Comparison - Sequential and Parallel with Executor Service'.H23" chart:label-cell-address="'Performance Comparison - Sequential and Parallel with Executor Service'.H15:'Performance Comparison - Sequential and Parallel with Executor Service'.H16" chart:class="chart:line">
            <chart:data-point chart:repeated="7"/>
          </chart:series>
          <chart:series chart:style-name="ch18" chart:values-cell-range-address="'Performance Comparison - Sequential and Parallel with Executor Service'.I17:'Performance Comparison - Sequential and Parallel with Executor Service'.I23" chart:label-cell-address="'Performance Comparison - Sequential and Parallel with Executor Service'.I15:'Performance Comparison - Sequential and Parallel with Executor Service'.I16" chart:class="chart:line">
            <chart:data-point chart:repeated="7"/>
          </chart:series>
          <chart:series chart:style-name="ch19" chart:values-cell-range-address="'Performance Comparison - Sequential and Parallel with Executor Service'.J17:'Performance Comparison - Sequential and Parallel with Executor Service'.J23" chart:label-cell-address="'Performance Comparison - Sequential and Parallel with Executor Service'.J15:'Performance Comparison - Sequential and Parallel with Executor Service'.J16" chart:class="chart:line">
            <chart:data-point chart:repeated="7"/>
          </chart:series>
          <chart:series chart:style-name="ch20" chart:values-cell-range-address="'Performance Comparison - Sequential and Parallel with Executor Service'.K17:'Performance Comparison - Sequential and Parallel with Executor Service'.K23" chart:label-cell-address="'Performance Comparison - Sequential and Parallel with Executor Service'.K15:'Performance Comparison - Sequential and Parallel with Executor Service'.K16" chart:class="chart:line">
            <chart:data-point chart:repeated="7"/>
          </chart:series>
          <chart:series chart:style-name="ch21" chart:values-cell-range-address="'Performance Comparison - Sequential and Parallel with Executor Service'.L17:'Performance Comparison - Sequential and Parallel with Executor Service'.L23" chart:label-cell-address="'Performance Comparison - Sequential and Parallel with Executor Service'.L15:'Performance Comparison - Sequential and Parallel with Executor Service'.L16" chart:class="chart:line">
            <chart:data-point chart:repeated="7"/>
          </chart:series>
          <chart:series chart:style-name="ch22" chart:values-cell-range-address="'Performance Comparison - Sequential and Parallel with Executor Service'.M17:'Performance Comparison - Sequential and Parallel with Executor Service'.M23" chart:label-cell-address="'Performance Comparison - Sequential and Parallel with Executor Service'.M15:'Performance Comparison - Sequential and Parallel with Executor Service'.M16" chart:class="chart:line">
            <chart:data-point chart:repeated="7"/>
          </chart:series>
          <chart:wall chart:style-name="ch23"/>
          <chart:floor chart:style-name="ch2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 Threads Real</text:p>
                <text:list>
                  <text:list-item>
                    <text:p>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B15:'Performance Comparison - Sequential and Parallel with Executor Service'.B16</svg:desc>
                </draw:g>
              </table:table-cell>
              <table:table-cell office:value-type="string">
                <text:p>2 Threads User</text:p>
                <text:list>
                  <text:list-item>
                    <text:p>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C15:'Performance Comparison - Sequential and Parallel with Executor Service'.C16</svg:desc>
                </draw:g>
              </table:table-cell>
              <table:table-cell office:value-type="string">
                <text:p>2 Threads System</text:p>
                <text:list>
                  <text:list-item>
                    <text:p>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D15:'Performance Comparison - Sequential and Parallel with Executor Service'.D16</svg:desc>
                </draw:g>
              </table:table-cell>
              <table:table-cell office:value-type="string">
                <text:p>4 Threads Real</text:p>
                <text:list>
                  <text:list-item>
                    <text:p>4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E15:'Performance Comparison - Sequential and Parallel with Executor Service'.E16</svg:desc>
                </draw:g>
              </table:table-cell>
              <table:table-cell office:value-type="string">
                <text:p>4 Threads User</text:p>
                <text:list>
                  <text:list-item>
                    <text:p>4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F15:'Performance Comparison - Sequential and Parallel with Executor Service'.F16</svg:desc>
                </draw:g>
              </table:table-cell>
              <table:table-cell office:value-type="string">
                <text:p>4 Threads System</text:p>
                <text:list>
                  <text:list-item>
                    <text:p>4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G15:'Performance Comparison - Sequential and Parallel with Executor Service'.G16</svg:desc>
                </draw:g>
              </table:table-cell>
              <table:table-cell office:value-type="string">
                <text:p>8 Threads Real</text:p>
                <text:list>
                  <text:list-item>
                    <text:p>8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H15:'Performance Comparison - Sequential and Parallel with Executor Service'.H16</svg:desc>
                </draw:g>
              </table:table-cell>
              <table:table-cell office:value-type="string">
                <text:p>8 Threads User</text:p>
                <text:list>
                  <text:list-item>
                    <text:p>8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I15:'Performance Comparison - Sequential and Parallel with Executor Service'.I16</svg:desc>
                </draw:g>
              </table:table-cell>
              <table:table-cell office:value-type="string">
                <text:p>8 Threads System</text:p>
                <text:list>
                  <text:list-item>
                    <text:p>8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J15:'Performance Comparison - Sequential and Parallel with Executor Service'.J16</svg:desc>
                </draw:g>
              </table:table-cell>
              <table:table-cell office:value-type="string">
                <text:p>12 Threads Real</text:p>
                <text:list>
                  <text:list-item>
                    <text:p>12 Threads</text:p>
                  </text:list-item>
                  <text:list-item>
                    <text:p>Real</text:p>
                  </text:list-item>
                </text:list>
                <draw:g>
                  <svg:desc>'Performance Comparison - Sequential and Parallel with Executor Service'.K15:'Performance Comparison - Sequential and Parallel with Executor Service'.K16</svg:desc>
                </draw:g>
              </table:table-cell>
              <table:table-cell office:value-type="string">
                <text:p>12 Threads User</text:p>
                <text:list>
                  <text:list-item>
                    <text:p>12 Threads</text:p>
                  </text:list-item>
                  <text:list-item>
                    <text:p>User</text:p>
                  </text:list-item>
                </text:list>
                <draw:g>
                  <svg:desc>'Performance Comparison - Sequential and Parallel with Executor Service'.L15:'Performance Comparison - Sequential and Parallel with Executor Service'.L16</svg:desc>
                </draw:g>
              </table:table-cell>
              <table:table-cell office:value-type="string">
                <text:p>12 Threads System</text:p>
                <text:list>
                  <text:list-item>
                    <text:p>12 Threads</text:p>
                  </text:list-item>
                  <text:list-item>
                    <text:p>System</text:p>
                  </text:list-item>
                </text:list>
                <draw:g>
                  <svg:desc>'Performance Comparison - Sequential and Parallel with Executor Service'.M15:'Performance Comparison - Sequential and Parallel with Executor Service'.M16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'Performance Comparison - Sequential and Parallel with Executor Service'.A17:'Performance Comparison - Sequential and Parallel with Executor Service'.A23</svg:desc>
                </draw:g>
              </table:table-cell>
              <table:table-cell office:value-type="float" office:value="0.977777777777778">
                <text:p>0.977777777777778</text:p>
                <draw:g>
                  <svg:desc>'Performance Comparison - Sequential and Parallel with Executor Service'.B17:'Performance Comparison - Sequential and Parallel with Executor Service'.B23</svg:desc>
                </draw:g>
              </table:table-cell>
              <table:table-cell office:value-type="float" office:value="1.02272727272727">
                <text:p>1.02272727272727</text:p>
                <draw:g>
                  <svg:desc>'Performance Comparison - Sequential and Parallel with Executor Service'.C17:'Performance Comparison - Sequential and Parallel with Executor Service'.C23</svg:desc>
                </draw:g>
              </table:table-cell>
              <table:table-cell office:value-type="float" office:value="0.5">
                <text:p>0.5</text:p>
                <draw:g>
                  <svg:desc>'Performance Comparison - Sequential and Parallel with Executor Service'.D17:'Performance Comparison - Sequential and Parallel with Executor Service'.D23</svg:desc>
                </draw:g>
              </table:table-cell>
              <table:table-cell office:value-type="float" office:value="0.926315789473684">
                <text:p>0.926315789473684</text:p>
                <draw:g>
                  <svg:desc>'Performance Comparison - Sequential and Parallel with Executor Service'.E17:'Performance Comparison - Sequential and Parallel with Executor Service'.E23</svg:desc>
                </draw:g>
              </table:table-cell>
              <table:table-cell office:value-type="float" office:value="0.947368421052632">
                <text:p>0.947368421052632</text:p>
                <draw:g>
                  <svg:desc>'Performance Comparison - Sequential and Parallel with Executor Service'.F17:'Performance Comparison - Sequential and Parallel with Executor Service'.F23</svg:desc>
                </draw:g>
              </table:table-cell>
              <table:table-cell office:value-type="float" office:value="0.36">
                <text:p>0.36</text:p>
                <draw:g>
                  <svg:desc>'Performance Comparison - Sequential and Parallel with Executor Service'.G17:'Performance Comparison - Sequential and Parallel with Executor Service'.G23</svg:desc>
                </draw:g>
              </table:table-cell>
              <table:table-cell office:value-type="float" office:value="0.936170212765957">
                <text:p>0.936170212765957</text:p>
                <draw:g>
                  <svg:desc>'Performance Comparison - Sequential and Parallel with Executor Service'.H17:'Performance Comparison - Sequential and Parallel with Executor Service'.H23</svg:desc>
                </draw:g>
              </table:table-cell>
              <table:table-cell office:value-type="float" office:value="0.857142857142857">
                <text:p>0.857142857142857</text:p>
                <draw:g>
                  <svg:desc>'Performance Comparison - Sequential and Parallel with Executor Service'.I17:'Performance Comparison - Sequential and Parallel with Executor Service'.I23</svg:desc>
                </draw:g>
              </table:table-cell>
              <table:table-cell office:value-type="float" office:value="0.6">
                <text:p>0.6</text:p>
                <draw:g>
                  <svg:desc>'Performance Comparison - Sequential and Parallel with Executor Service'.J17:'Performance Comparison - Sequential and Parallel with Executor Service'.J23</svg:desc>
                </draw:g>
              </table:table-cell>
              <table:table-cell office:value-type="float" office:value="0.907216494845361">
                <text:p>0.907216494845361</text:p>
                <draw:g>
                  <svg:desc>'Performance Comparison - Sequential and Parallel with Executor Service'.K17:'Performance Comparison - Sequential and Parallel with Executor Service'.K23</svg:desc>
                </draw:g>
              </table:table-cell>
              <table:table-cell office:value-type="float" office:value="0.857142857142857">
                <text:p>0.857142857142857</text:p>
                <draw:g>
                  <svg:desc>'Performance Comparison - Sequential and Parallel with Executor Service'.L17:'Performance Comparison - Sequential and Parallel with Executor Service'.L23</svg:desc>
                </draw:g>
              </table:table-cell>
              <table:table-cell office:value-type="float" office:value="0.642857142857143">
                <text:p>0.642857142857143</text:p>
                <draw:g>
                  <svg:desc>'Performance Comparison - Sequential and Parallel with Executor Service'.M17:'Performance Comparison - Sequential and Parallel with Executor Service'.M23</svg:desc>
                </draw:g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1">
                <text:p>1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835051546391753">
                <text:p>0.835051546391753</text:p>
              </table:table-cell>
              <table:table-cell office:value-type="float" office:value="0.875">
                <text:p>0.875</text:p>
              </table:table-cell>
              <table:table-cell office:value-type="float" office:value="0.922222222222222">
                <text:p>0.922222222222222</text:p>
              </table:table-cell>
              <table:table-cell office:value-type="float" office:value="0.75">
                <text:p>0.75</text:p>
              </table:table-cell>
              <table:table-cell office:value-type="float" office:value="1.4">
                <text:p>1.4</text:p>
              </table:table-cell>
              <table:table-cell office:value-type="float" office:value="0.864583333333333">
                <text:p>0.864583333333333</text:p>
              </table:table-cell>
              <table:table-cell office:value-type="float" office:value="0.952941176470588">
                <text:p>0.952941176470588</text:p>
              </table:table-cell>
              <table:table-cell office:value-type="float" office:value="0.368421052631579">
                <text:p>0.368421052631579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1.02173913043478">
                <text:p>1.02173913043478</text:p>
              </table:table-cell>
              <table:table-cell office:value-type="float" office:value="0.811320754716981">
                <text:p>0.81132075471698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0.912621359223301">
                <text:p>0.912621359223301</text:p>
              </table:table-cell>
              <table:table-cell office:value-type="float" office:value="0.651515151515152">
                <text:p>0.651515151515152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0.94">
                <text:p>0.94</text:p>
              </table:table-cell>
              <table:table-cell office:value-type="float" office:value="0.661538461538462">
                <text:p>0.661538461538462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0.862385321100918">
                <text:p>0.862385321100918</text:p>
              </table:table-cell>
              <table:table-cell office:value-type="float" office:value="0.693548387096774">
                <text:p>0.693548387096774</text:p>
              </table:table-cell>
              <table:table-cell office:value-type="float" office:value="0.655172413793103">
                <text:p>0.655172413793103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1.11926605504587">
                <text:p>1.11926605504587</text:p>
              </table:table-cell>
              <table:table-cell office:value-type="float" office:value="1.03875968992248">
                <text:p>1.03875968992248</text:p>
              </table:table-cell>
              <table:table-cell office:value-type="float" office:value="0.3125">
                <text:p>0.312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638095238095238">
                <text:p>0.638095238095238</text:p>
              </table:table-cell>
              <table:table-cell office:value-type="float" office:value="0.555555555555555">
                <text:p>0.555555555555555</text:p>
              </table:table-cell>
              <table:table-cell office:value-type="float" office:value="0.983870967741935">
                <text:p>0.983870967741935</text:p>
              </table:table-cell>
              <table:table-cell office:value-type="float" office:value="0.398809523809524">
                <text:p>0.398809523809524</text:p>
              </table:table-cell>
              <table:table-cell office:value-type="float" office:value="0.2">
                <text:p>0.2</text:p>
              </table:table-cell>
              <table:table-cell office:value-type="float" office:value="0.802631578947369">
                <text:p>0.802631578947369</text:p>
              </table:table-cell>
              <table:table-cell office:value-type="float" office:value="0.256704980842912">
                <text:p>0.256704980842912</text:p>
              </table:table-cell>
              <table:table-cell office:value-type="float" office:value="0.3125">
                <text:p>0.3125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2.86184210526316">
                <text:p>2.86184210526316</text:p>
              </table:table-cell>
              <table:table-cell office:value-type="float" office:value="2.03255813953488">
                <text:p>2.03255813953488</text:p>
              </table:table-cell>
              <table:table-cell office:value-type="float" office:value="1">
                <text:p>1</text:p>
              </table:table-cell>
              <table:table-cell office:value-type="float" office:value="3.3206106870229">
                <text:p>3.3206106870229</text:p>
              </table:table-cell>
              <table:table-cell office:value-type="float" office:value="1.58333333333333">
                <text:p>1.58333333333333</text:p>
              </table:table-cell>
              <table:table-cell office:value-type="float" office:value="1.23076923076923">
                <text:p>1.23076923076923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0.968957871396896">
                <text:p>0.968957871396896</text:p>
              </table:table-cell>
              <table:table-cell office:value-type="float" office:value="0.941176470588235">
                <text:p>0.941176470588235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0.807763401109057">
                <text:p>0.807763401109057</text:p>
              </table:table-cell>
              <table:table-cell office:value-type="float" office:value="0.592592592592593">
                <text:p>0.592592592592593</text:p>
              </table:table-cell>
            </table:table-row>
            <table:table-row>
              <table:table-cell office:value-type="float" office:value="100000000">
                <text:p>100000000</text:p>
              </table:table-cell>
              <table:table-cell office:value-type="float" office:value="6.24280575539568">
                <text:p>6.24280575539568</text:p>
              </table:table-cell>
              <table:table-cell office:value-type="float" office:value="3.34522661523626">
                <text:p>3.34522661523626</text:p>
              </table:table-cell>
              <table:table-cell office:value-type="float" office:value="3">
                <text:p>3</text:p>
              </table:table-cell>
              <table:table-cell office:value-type="float" office:value="9.86079545454546">
                <text:p>9.86079545454546</text:p>
              </table:table-cell>
              <table:table-cell office:value-type="float" office:value="3.11680143755615">
                <text:p>3.11680143755615</text:p>
              </table:table-cell>
              <table:table-cell office:value-type="float" office:value="0.827586206896552">
                <text:p>0.827586206896552</text:p>
              </table:table-cell>
              <table:table-cell office:value-type="float" office:value="12.4408602150538">
                <text:p>12.4408602150538</text:p>
              </table:table-cell>
              <table:table-cell office:value-type="float" office:value="2.35825968728756">
                <text:p>2.35825968728756</text:p>
              </table:table-cell>
              <table:table-cell office:value-type="float" office:value="2">
                <text:p>2</text:p>
              </table:table-cell>
              <table:table-cell office:value-type="float" office:value="13.884">
                <text:p>13.884</text:p>
              </table:table-cell>
              <table:table-cell office:value-type="float" office:value="1.94232922732363">
                <text:p>1.942329227323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1000000000">
                <text:p>1000000000</text:p>
              </table:table-cell>
              <table:table-cell office:value-type="float" office:value="7.21039236479321">
                <text:p>7.21039236479321</text:p>
              </table:table-cell>
              <table:table-cell office:value-type="float" office:value="3.64678751474847">
                <text:p>3.64678751474847</text:p>
              </table:table-cell>
              <table:table-cell office:value-type="float" office:value="0.96551724137931">
                <text:p>0.96551724137931</text:p>
              </table:table-cell>
              <table:table-cell office:value-type="float" office:value="13.3112764291308">
                <text:p>13.3112764291308</text:p>
              </table:table-cell>
              <table:table-cell office:value-type="float" office:value="3.43181588775613">
                <text:p>3.4318158877561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9.8002329644729">
                <text:p>19.8002329644729</text:p>
              </table:table-cell>
              <table:table-cell office:value-type="float" office:value="2.90267224451464">
                <text:p>2.90267224451464</text:p>
              </table:table-cell>
              <table:table-cell office:value-type="float" office:value="2.15384615384615">
                <text:p>2.15384615384615</text:p>
              </table:table-cell>
              <table:table-cell office:value-type="float" office:value="25.6194423511681">
                <text:p>25.6194423511681</text:p>
              </table:table-cell>
              <table:table-cell office:value-type="float" office:value="2.38489057239057">
                <text:p>2.38489057239057</text:p>
              </table:table-cell>
              <table:table-cell office:value-type="float" office:value="2.33333333333333">
                <text:p>2.3333333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